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014834" officeooo:paragraph-rsid="00014834" style:font-size-asian="19.25pt" style:font-size-complex="22pt"/>
    </style:style>
    <style:style style:name="P2" style:family="paragraph" style:parent-style-name="Standard">
      <style:text-properties fo:font-size="22pt" officeooo:rsid="00014834" officeooo:paragraph-rsid="000e0a89" style:font-size-asian="19.25pt" style:font-size-complex="22pt"/>
    </style:style>
    <style:style style:name="P3" style:family="paragraph" style:parent-style-name="Standard">
      <style:text-properties fo:font-size="22pt" fo:font-weight="normal" officeooo:rsid="00014834" officeooo:paragraph-rsid="00064729" style:font-size-asian="19.25pt" style:font-weight-asian="normal" style:font-size-complex="22pt" style:font-weight-complex="normal"/>
    </style:style>
    <style:style style:name="P4" style:family="paragraph" style:parent-style-name="Standard">
      <style:text-properties fo:font-size="22pt" fo:font-weight="normal" officeooo:rsid="00014834" officeooo:paragraph-rsid="000e0a89" style:font-size-asian="19.25pt" style:font-weight-asian="normal" style:font-size-complex="22pt" style:font-weight-complex="normal"/>
    </style:style>
    <style:style style:name="P5" style:family="paragraph" style:parent-style-name="Standard">
      <style:text-properties fo:font-size="20pt" fo:font-weight="bold" officeooo:rsid="00014834" officeooo:paragraph-rsid="00014834" style:font-size-asian="17.5pt" style:font-weight-asian="bold" style:font-size-complex="20pt" style:font-weight-complex="bold"/>
    </style:style>
    <style:style style:name="P6" style:family="paragraph" style:parent-style-name="Standard">
      <style:text-properties fo:font-size="20pt" fo:font-weight="bold" officeooo:rsid="00014834" officeooo:paragraph-rsid="0003df8e" style:font-size-asian="17.5pt" style:font-weight-asian="bold" style:font-size-complex="20pt" style:font-weight-complex="bold"/>
    </style:style>
    <style:style style:name="P7" style:family="paragraph" style:parent-style-name="Standard">
      <style:text-properties fo:font-size="20pt" fo:font-weight="bold" officeooo:rsid="00014834" officeooo:paragraph-rsid="0005a70e" style:font-size-asian="17.5pt" style:font-weight-asian="bold" style:font-size-complex="20pt" style:font-weight-complex="bold"/>
    </style:style>
    <style:style style:name="P8" style:family="paragraph" style:parent-style-name="Standard">
      <style:text-properties fo:font-size="20pt" fo:font-weight="bold" officeooo:rsid="00014834" officeooo:paragraph-rsid="00064729" style:font-size-asian="17.5pt" style:font-weight-asian="bold" style:font-size-complex="20pt" style:font-weight-complex="bold"/>
    </style:style>
    <style:style style:name="P9" style:family="paragraph" style:parent-style-name="Standard">
      <style:text-properties fo:font-size="20pt" fo:font-weight="bold" officeooo:rsid="00014834" officeooo:paragraph-rsid="000a295a" style:font-size-asian="17.5pt" style:font-weight-asian="bold" style:font-size-complex="20pt" style:font-weight-complex="bold"/>
    </style:style>
    <style:style style:name="P10" style:family="paragraph" style:parent-style-name="Standard">
      <style:text-properties fo:font-size="20pt" fo:font-weight="bold" officeooo:rsid="00014834" officeooo:paragraph-rsid="000bc9d0" style:font-size-asian="17.5pt" style:font-weight-asian="bold" style:font-size-complex="20pt" style:font-weight-complex="bold"/>
    </style:style>
    <style:style style:name="P11" style:family="paragraph" style:parent-style-name="Standard">
      <style:text-properties fo:font-size="20pt" fo:font-weight="bold" officeooo:rsid="00014834" officeooo:paragraph-rsid="000e0a89" style:font-size-asian="17.5pt" style:font-weight-asian="bold" style:font-size-complex="20pt" style:font-weight-complex="bold"/>
    </style:style>
    <style:style style:name="P12" style:family="paragraph" style:parent-style-name="Standard">
      <style:text-properties fo:font-size="20pt" fo:font-weight="bold" officeooo:rsid="000e0a89" officeooo:paragraph-rsid="000e0a89" style:font-size-asian="17.5pt" style:font-weight-asian="bold" style:font-size-complex="20pt" style:font-weight-complex="bold"/>
    </style:style>
    <style:style style:name="P13" style:family="paragraph" style:parent-style-name="Standard">
      <style:text-properties fo:font-size="20pt" fo:font-weight="normal" officeooo:rsid="0002f862" officeooo:paragraph-rsid="0003df8e" style:font-size-asian="17.5pt" style:font-weight-asian="normal" style:font-size-complex="20pt" style:font-weight-complex="normal"/>
    </style:style>
    <style:style style:name="P14" style:family="paragraph" style:parent-style-name="Standard">
      <style:text-properties fo:font-size="20pt" fo:font-weight="normal" officeooo:rsid="0002f862" officeooo:paragraph-rsid="0005a70e" style:font-size-asian="17.5pt" style:font-weight-asian="normal" style:font-size-complex="20pt" style:font-weight-complex="normal"/>
    </style:style>
    <style:style style:name="P15" style:family="paragraph" style:parent-style-name="Standard">
      <style:text-properties fo:font-size="20pt" fo:font-weight="normal" officeooo:rsid="0002f862" officeooo:paragraph-rsid="00064729" style:font-size-asian="17.5pt" style:font-weight-asian="normal" style:font-size-complex="20pt" style:font-weight-complex="normal"/>
    </style:style>
    <style:style style:name="P16" style:family="paragraph" style:parent-style-name="Standard">
      <style:text-properties fo:font-size="20pt" fo:font-weight="normal" officeooo:rsid="0003df8e" officeooo:paragraph-rsid="0003df8e" style:font-size-asian="17.5pt" style:font-weight-asian="normal" style:font-size-complex="20pt" style:font-weight-complex="normal"/>
    </style:style>
    <style:style style:name="P17" style:family="paragraph" style:parent-style-name="Standard">
      <style:text-properties fo:font-size="20pt" fo:font-weight="normal" officeooo:rsid="0003df8e" officeooo:paragraph-rsid="0005a70e" style:font-size-asian="17.5pt" style:font-weight-asian="normal" style:font-size-complex="20pt" style:font-weight-complex="normal"/>
    </style:style>
    <style:style style:name="P18" style:family="paragraph" style:parent-style-name="Standard">
      <style:text-properties fo:font-size="20pt" fo:font-weight="normal" officeooo:rsid="0003df8e" officeooo:paragraph-rsid="00064729" style:font-size-asian="17.5pt" style:font-weight-asian="normal" style:font-size-complex="20pt" style:font-weight-complex="normal"/>
    </style:style>
    <style:style style:name="P19" style:family="paragraph" style:parent-style-name="Standard">
      <style:text-properties fo:font-size="20pt" fo:font-weight="normal" officeooo:rsid="00064729" officeooo:paragraph-rsid="00064729" style:font-size-asian="17.5pt" style:font-weight-asian="normal" style:font-size-complex="20pt" style:font-weight-complex="normal"/>
    </style:style>
    <style:style style:name="P20" style:family="paragraph" style:parent-style-name="Standard">
      <style:text-properties fo:font-size="20pt" fo:font-weight="normal" officeooo:rsid="00064729" officeooo:paragraph-rsid="0006eb53" style:font-size-asian="17.5pt" style:font-weight-asian="normal" style:font-size-complex="20pt" style:font-weight-complex="normal"/>
    </style:style>
    <style:style style:name="P21" style:family="paragraph" style:parent-style-name="Standard">
      <style:text-properties fo:font-size="20pt" fo:font-weight="normal" officeooo:rsid="00064729" officeooo:paragraph-rsid="00088c2a" style:font-size-asian="17.5pt" style:font-weight-asian="normal" style:font-size-complex="20pt" style:font-weight-complex="normal"/>
    </style:style>
    <style:style style:name="P22" style:family="paragraph" style:parent-style-name="Standard">
      <style:text-properties fo:font-size="20pt" fo:font-weight="normal" officeooo:rsid="00064729" officeooo:paragraph-rsid="000bc9d0" style:font-size-asian="17.5pt" style:font-weight-asian="normal" style:font-size-complex="20pt" style:font-weight-complex="normal"/>
    </style:style>
    <style:style style:name="P23" style:family="paragraph" style:parent-style-name="Standard">
      <style:text-properties fo:font-size="20pt" fo:font-weight="normal" officeooo:rsid="00064729" officeooo:paragraph-rsid="000e0a89" style:font-size-asian="17.5pt" style:font-weight-asian="normal" style:font-size-complex="20pt" style:font-weight-complex="normal"/>
    </style:style>
    <style:style style:name="P24" style:family="paragraph" style:parent-style-name="Standard">
      <style:text-properties fo:font-size="20pt" fo:font-weight="normal" officeooo:rsid="000a295a" officeooo:paragraph-rsid="000a295a" style:font-size-asian="17.5pt" style:font-weight-asian="normal" style:font-size-complex="20pt" style:font-weight-complex="normal"/>
    </style:style>
    <style:style style:name="P25" style:family="paragraph" style:parent-style-name="Standard">
      <style:text-properties fo:font-size="20pt" fo:font-weight="normal" officeooo:rsid="000a295a" officeooo:paragraph-rsid="000bc9d0" style:font-size-asian="17.5pt" style:font-weight-asian="normal" style:font-size-complex="20pt" style:font-weight-complex="normal"/>
    </style:style>
    <style:style style:name="P26" style:family="paragraph" style:parent-style-name="Standard">
      <style:text-properties fo:font-size="20pt" fo:font-weight="normal" officeooo:rsid="000e0a89" officeooo:paragraph-rsid="000e0a89" style:font-size-asian="17.5pt" style:font-weight-asian="normal" style:font-size-complex="20pt" style:font-weight-complex="normal"/>
    </style:style>
    <style:style style:name="P27" style:family="paragraph" style:parent-style-name="Standard">
      <style:text-properties fo:font-size="18pt" fo:font-weight="normal" officeooo:rsid="0002f862" officeooo:paragraph-rsid="0002f862" style:font-size-asian="15.75pt" style:font-weight-asian="normal" style:font-size-complex="18pt" style:font-weight-complex="normal"/>
    </style:style>
    <style:style style:name="P28" style:family="paragraph" style:parent-style-name="Standard">
      <style:text-properties fo:font-size="18pt" fo:font-weight="normal" officeooo:rsid="0003df8e" officeooo:paragraph-rsid="0003df8e" style:font-size-asian="15.75pt" style:font-weight-asian="normal" style:font-size-complex="18pt" style:font-weight-complex="normal"/>
    </style:style>
    <style:style style:name="P29" style:family="paragraph" style:parent-style-name="Standard">
      <style:text-properties fo:font-size="18pt" fo:font-weight="normal" officeooo:rsid="0005a70e" officeooo:paragraph-rsid="0005a70e" style:font-size-asian="15.75pt" style:font-weight-asian="normal" style:font-size-complex="18pt" style:font-weight-complex="normal"/>
    </style:style>
    <style:style style:name="P30" style:family="paragraph" style:parent-style-name="Standard">
      <style:text-properties fo:font-size="18pt" fo:font-weight="normal" officeooo:rsid="00064729" officeooo:paragraph-rsid="00064729" style:font-size-asian="15.75pt" style:font-weight-asian="normal" style:font-size-complex="18pt" style:font-weight-complex="normal"/>
    </style:style>
    <style:style style:name="P31" style:family="paragraph" style:parent-style-name="Standard">
      <style:text-properties fo:font-size="18pt" fo:font-weight="normal" officeooo:rsid="00064729" officeooo:paragraph-rsid="000bc9d0" style:font-size-asian="15.75pt" style:font-weight-asian="normal" style:font-size-complex="18pt" style:font-weight-complex="normal"/>
    </style:style>
    <style:style style:name="P32" style:family="paragraph" style:parent-style-name="Standard">
      <style:text-properties fo:font-size="18pt" fo:font-weight="normal" officeooo:rsid="00064729" officeooo:paragraph-rsid="000e0a89" style:font-size-asian="15.75pt" style:font-weight-asian="normal" style:font-size-complex="18pt" style:font-weight-complex="normal"/>
    </style:style>
    <style:style style:name="P33" style:family="paragraph" style:parent-style-name="Standard">
      <style:text-properties fo:font-size="18pt" fo:font-weight="normal" officeooo:rsid="0006eb53" officeooo:paragraph-rsid="0006eb53" style:font-size-asian="15.75pt" style:font-weight-asian="normal" style:font-size-complex="18pt" style:font-weight-complex="normal"/>
    </style:style>
    <style:style style:name="P34" style:family="paragraph" style:parent-style-name="Standard">
      <style:text-properties fo:font-size="18pt" fo:font-weight="normal" officeooo:rsid="0006eb53" officeooo:paragraph-rsid="000bc9d0" style:font-size-asian="15.75pt" style:font-weight-asian="normal" style:font-size-complex="18pt" style:font-weight-complex="normal"/>
    </style:style>
    <style:style style:name="P35" style:family="paragraph" style:parent-style-name="Standard">
      <style:text-properties fo:font-size="18pt" fo:font-weight="normal" officeooo:rsid="00088c2a" officeooo:paragraph-rsid="000a295a" style:font-size-asian="15.75pt" style:font-weight-asian="normal" style:font-size-complex="18pt" style:font-weight-complex="normal"/>
    </style:style>
    <style:style style:name="P36" style:family="paragraph" style:parent-style-name="Standard">
      <style:text-properties fo:font-size="18pt" fo:font-weight="normal" officeooo:rsid="00088c2a" officeooo:paragraph-rsid="00088c2a" style:font-size-asian="15.75pt" style:font-weight-asian="normal" style:font-size-complex="18pt" style:font-weight-complex="normal"/>
    </style:style>
    <style:style style:name="P37" style:family="paragraph" style:parent-style-name="Standard">
      <style:text-properties fo:font-size="18pt" fo:font-weight="normal" officeooo:rsid="000a295a" officeooo:paragraph-rsid="000a295a" style:font-size-asian="15.75pt" style:font-weight-asian="normal" style:font-size-complex="18pt" style:font-weight-complex="normal"/>
    </style:style>
    <style:style style:name="P38" style:family="paragraph" style:parent-style-name="Standard">
      <style:text-properties fo:font-size="18pt" fo:font-weight="normal" officeooo:rsid="000a295a" officeooo:paragraph-rsid="000bc9d0" style:font-size-asian="15.75pt" style:font-weight-asian="normal" style:font-size-complex="18pt" style:font-weight-complex="normal"/>
    </style:style>
    <style:style style:name="P39" style:family="paragraph" style:parent-style-name="Standard">
      <style:text-properties fo:font-size="18pt" fo:font-weight="bold" officeooo:rsid="0003df8e" officeooo:paragraph-rsid="0003df8e" style:font-size-asian="15.75pt" style:font-weight-asian="bold" style:font-size-complex="18pt" style:font-weight-complex="bold"/>
    </style:style>
    <style:style style:name="P40" style:family="paragraph" style:parent-style-name="Standard">
      <style:text-properties fo:font-size="18pt" fo:font-weight="bold" officeooo:rsid="0003df8e" officeooo:paragraph-rsid="0005a70e" style:font-size-asian="15.75pt" style:font-weight-asian="bold" style:font-size-complex="18pt" style:font-weight-complex="bold"/>
    </style:style>
    <style:style style:name="P41" style:family="paragraph" style:parent-style-name="Standard">
      <style:text-properties fo:font-size="18pt" fo:font-weight="bold" officeooo:rsid="0003df8e" officeooo:paragraph-rsid="00064729" style:font-size-asian="15.75pt" style:font-weight-asian="bold" style:font-size-complex="18pt" style:font-weight-complex="bold"/>
    </style:style>
    <style:style style:name="P42" style:family="paragraph" style:parent-style-name="Standard">
      <style:text-properties fo:font-size="18pt" fo:font-weight="bold" officeooo:rsid="00064729" officeooo:paragraph-rsid="000bc9d0" style:font-size-asian="15.75pt" style:font-weight-asian="bold" style:font-size-complex="18pt" style:font-weight-complex="bold"/>
    </style:style>
    <style:style style:name="P43" style:family="paragraph" style:parent-style-name="Standard">
      <style:text-properties fo:font-size="22pt" officeooo:rsid="000e0a89" officeooo:paragraph-rsid="000e0a89" style:font-size-asian="19.25pt" style:font-size-complex="22pt"/>
    </style:style>
    <style:style style:name="P44" style:family="paragraph" style:parent-style-name="Standard">
      <style:text-properties fo:font-size="18pt" fo:font-weight="normal" officeooo:rsid="000e0a89" officeooo:paragraph-rsid="000e0a89" style:font-size-asian="15.75pt" style:font-weight-asian="normal" style:font-size-complex="18pt" style:font-weight-complex="normal"/>
    </style:style>
    <style:style style:name="P45" style:family="paragraph" style:parent-style-name="Standard">
      <style:text-properties fo:font-size="18pt" fo:font-weight="normal" officeooo:rsid="000e0a89" officeooo:paragraph-rsid="00105b74" style:font-size-asian="15.75pt" style:font-weight-asian="normal" style:font-size-complex="18pt" style:font-weight-complex="normal"/>
    </style:style>
    <style:style style:name="P46" style:family="paragraph" style:parent-style-name="Standard">
      <style:text-properties fo:font-size="18pt" fo:font-weight="normal" officeooo:rsid="00088c2a" officeooo:paragraph-rsid="000e0a89" style:font-size-asian="15.75pt" style:font-weight-asian="normal" style:font-size-complex="18pt" style:font-weight-complex="normal"/>
    </style:style>
    <style:style style:name="P47" style:family="paragraph" style:parent-style-name="Standard">
      <style:text-properties fo:font-size="18pt" fo:font-weight="bold" officeooo:rsid="0006eb53" officeooo:paragraph-rsid="000e0a89" style:font-size-asian="15.75pt" style:font-weight-asian="bold" style:font-size-complex="18pt" style:font-weight-complex="bold"/>
    </style:style>
    <style:style style:name="P48" style:family="paragraph" style:parent-style-name="Standard">
      <style:text-properties fo:font-size="20pt" fo:font-weight="bold" officeooo:rsid="00014834" officeooo:paragraph-rsid="000ec7b5" style:font-size-asian="17.5pt" style:font-weight-asian="bold" style:font-size-complex="20pt" style:font-weight-complex="bold"/>
    </style:style>
    <style:style style:name="P49" style:family="paragraph" style:parent-style-name="Standard">
      <style:text-properties fo:font-size="20pt" fo:font-weight="normal" officeooo:rsid="00064729" officeooo:paragraph-rsid="00105b74" style:font-size-asian="17.5pt" style:font-weight-asian="normal" style:font-size-complex="20pt" style:font-weight-complex="normal"/>
    </style:style>
    <style:style style:name="P50" style:family="paragraph" style:parent-style-name="Standard">
      <style:text-properties fo:font-size="20pt" fo:font-weight="normal" officeooo:rsid="0003df8e" officeooo:paragraph-rsid="0003df8e" style:font-size-asian="17.5pt" style:font-weight-asian="normal" style:font-size-complex="20pt" style:font-weight-complex="normal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fo:font-size="18pt" officeooo:rsid="0003df8e" style:font-size-asian="15.75pt" style:font-size-complex="18pt"/>
    </style:style>
    <style:style style:name="T3" style:family="text">
      <style:text-properties fo:font-size="18pt" officeooo:rsid="0005a70e" style:font-size-asian="15.75pt" style:font-size-complex="18pt"/>
    </style:style>
    <style:style style:name="T4" style:family="text">
      <style:text-properties fo:font-size="18pt" officeooo:rsid="00064729" style:font-size-asian="15.75pt" style:font-size-complex="18pt"/>
    </style:style>
    <style:style style:name="T5" style:family="text">
      <style:text-properties fo:font-size="18pt" officeooo:rsid="0006eb53" style:font-size-asian="15.75pt" style:font-size-complex="18pt"/>
    </style:style>
    <style:style style:name="T6" style:family="text">
      <style:text-properties fo:font-size="18pt" officeooo:rsid="00088c2a" style:font-size-asian="15.75pt" style:font-size-complex="18pt"/>
    </style:style>
    <style:style style:name="T7" style:family="text">
      <style:text-properties fo:font-size="18pt" officeooo:rsid="000a295a" style:font-size-asian="15.75pt" style:font-size-complex="18pt"/>
    </style:style>
    <style:style style:name="T8" style:family="text">
      <style:text-properties fo:font-size="18pt" officeooo:rsid="000bc9d0" style:font-size-asian="15.75pt" style:font-size-complex="18pt"/>
    </style:style>
    <style:style style:name="T9" style:family="text">
      <style:text-properties fo:font-size="18pt" officeooo:rsid="000e0a89" style:font-size-asian="15.75pt" style:font-size-complex="18pt"/>
    </style:style>
    <style:style style:name="T10" style:family="text">
      <style:text-properties fo:font-size="18pt" officeooo:rsid="000ec7b5" style:font-size-asian="15.75pt" style:font-size-complex="18pt"/>
    </style:style>
    <style:style style:name="T11" style:family="text">
      <style:text-properties fo:font-size="18pt" officeooo:rsid="00105b74" style:font-size-asian="15.75pt" style:font-size-complex="18pt"/>
    </style:style>
    <style:style style:name="T12" style:family="text">
      <style:text-properties fo:font-size="18pt" fo:font-weight="bold" style:font-size-asian="15.75pt" style:font-weight-asian="bold" style:font-size-complex="18pt" style:font-weight-complex="bold"/>
    </style:style>
    <style:style style:name="T13" style:family="text">
      <style:text-properties fo:font-size="18pt" fo:font-weight="bold" officeooo:rsid="0005a70e" style:font-size-asian="15.75pt" style:font-weight-asian="bold" style:font-size-complex="18pt" style:font-weight-complex="bold"/>
    </style:style>
    <style:style style:name="T14" style:family="text">
      <style:text-properties fo:font-size="18pt" fo:font-weight="bold" officeooo:rsid="000a295a" style:font-size-asian="15.75pt" style:font-weight-asian="bold" style:font-size-complex="18pt" style:font-weight-complex="bold"/>
    </style:style>
    <style:style style:name="T15" style:family="text">
      <style:text-properties fo:font-size="18pt" fo:font-weight="bold" officeooo:rsid="00064729" style:font-size-asian="15.75pt" style:font-weight-asian="bold" style:font-size-complex="18pt" style:font-weight-complex="bold"/>
    </style:style>
    <style:style style:name="T16" style:family="text">
      <style:text-properties fo:font-size="18pt" fo:font-weight="bold" officeooo:rsid="000bc9d0" style:font-size-asian="15.75pt" style:font-weight-asian="bold" style:font-size-complex="18pt" style:font-weight-complex="bold"/>
    </style:style>
    <style:style style:name="T17" style:family="text">
      <style:text-properties fo:font-size="18pt" fo:font-weight="bold" officeooo:rsid="000e0a89" style:font-size-asian="15.75pt" style:font-weight-asian="bold" style:font-size-complex="18pt" style:font-weight-complex="bold"/>
    </style:style>
    <style:style style:name="T18" style:family="text">
      <style:text-properties fo:font-size="18pt" fo:font-weight="bold" officeooo:rsid="00105b74" style:font-size-asian="15.75pt" style:font-weight-asian="bold" style:font-size-complex="18pt" style:font-weight-complex="bold"/>
    </style:style>
    <style:style style:name="T19" style:family="text">
      <style:text-properties fo:font-size="18pt" fo:font-weight="normal" officeooo:rsid="0006eb53" style:font-size-asian="15.75pt" style:font-weight-asian="normal" style:font-size-complex="18pt" style:font-weight-complex="normal"/>
    </style:style>
    <style:style style:name="T20" style:family="text">
      <style:text-properties fo:font-size="18pt" fo:font-weight="normal" officeooo:rsid="00088c2a" style:font-size-asian="15.75pt" style:font-weight-asian="normal" style:font-size-complex="18pt" style:font-weight-complex="normal"/>
    </style:style>
    <style:style style:name="T21" style:family="text">
      <style:text-properties fo:font-size="18pt" fo:font-weight="normal" officeooo:rsid="00064729" style:font-size-asian="15.75pt" style:font-weight-asian="normal" style:font-size-complex="18pt" style:font-weight-complex="normal"/>
    </style:style>
    <style:style style:name="T22" style:family="text">
      <style:text-properties fo:font-size="18pt" fo:font-weight="normal" officeooo:rsid="000a295a" style:font-size-asian="15.75pt" style:font-weight-asian="normal" style:font-size-complex="18pt" style:font-weight-complex="normal"/>
    </style:style>
    <style:style style:name="T23" style:family="text">
      <style:text-properties fo:font-size="18pt" fo:font-weight="normal" officeooo:rsid="000bc9d0" style:font-size-asian="15.75pt" style:font-weight-asian="normal" style:font-size-complex="18pt" style:font-weight-complex="normal"/>
    </style:style>
    <style:style style:name="T24" style:family="text">
      <style:text-properties officeooo:rsid="0005a70e"/>
    </style:style>
    <style:style style:name="T25" style:family="text">
      <style:text-properties officeooo:rsid="00064729"/>
    </style:style>
    <style:style style:name="T26" style:family="text">
      <style:text-properties officeooo:rsid="000a295a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0bc9d0" style:font-weight-asian="normal" style:font-weight-complex="normal"/>
    </style:style>
    <style:style style:name="T29" style:family="text">
      <style:text-properties officeooo:rsid="000bc9d0"/>
    </style:style>
    <style:style style:name="T30" style:family="text">
      <style:text-properties officeooo:rsid="000e0a89"/>
    </style:style>
    <style:style style:name="T31" style:family="text">
      <style:text-properties officeooo:rsid="000ec7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QUISITOS DE INFORMACIÓN </text:p>
      <text:p text:style-name="P43">Motor de Inventario</text:p>
      <text:p text:style-name="P1"/>
      <text:p text:style-name="P5">RI-1. <text:span text:style-name="T24">Ítem</text:span><text:span text:style-name="T1"> en el inventario</text:span></text:p>
      <text:p text:style-name="P27">Descripción de cada uno de los elementos en el inventario</text:p>
      <text:p text:style-name="P39">Contenido</text:p>
      <text:p text:style-name="P16"><text:span text:style-name="T1">Código identificativo, nombre, estado, fecha,</text:span><text:span text:style-name="T3">tipo,</text:span><text:span text:style-name="T4">descripción,</text:span><text:span text:style-name="T9">tags</text:span></text:p>
      <text:p text:style-name="P16"/>
      <text:p text:style-name="P11"><text:span text:style-name="T1">RI-</text:span><text:span text:style-name="T9">2</text:span><text:span text:style-name="T1">. </text:span><text:span text:style-name="T9">Informe</text:span><text:span text:style-name="T1"> inventario</text:span></text:p>
      <text:p text:style-name="P26">Descripción de informes generados a partir de los items del inventario</text:p>
      <text:p text:style-name="P26"/>
      <text:p text:style-name="P4">REQUISITOS FUNCIONALES</text:p>
      <text:p text:style-name="P4"/>
      <text:p text:style-name="P11">R<text:span text:style-name="T25">F</text:span>-1. <text:span text:style-name="T4">Gestión del inventario</text:span></text:p>
      <text:p text:style-name="P32">La aplicación deberá <text:span text:style-name="T31">gestionar</text:span> <text:span text:style-name="T30">el ciclo de vida de items</text:span> existentes en el inventario, las nuevas incorporaciones, <text:span text:style-name="T30">modificaciones y eliminado de items en el inventario</text:span> </text:p>
      <text:p text:style-name="P23"/>
      <text:p text:style-name="P23"><text:span text:style-name="T1"><text:tab/></text:span><text:span text:style-name="T13">R</text:span><text:span text:style-name="T12">F</text:span><text:span text:style-name="T13">-</text:span><text:span text:style-name="T12">1</text:span><text:span text:style-name="T13">.1. </text:span><text:span text:style-name="T1">Se llevará un control sobre todos los items existentes <text:tab/>en el inventario, incluyendo su estado, disponibilidad </text:span><text:span text:style-name="T5">y <text:tab/>demás datos </text:span><text:span text:style-name="T9">sensibles. </text:span><text:span text:style-name="T5"><text:s/></text:span></text:p>
      <text:p text:style-name="P23"/>
      <text:p text:style-name="P23"><text:span text:style-name="T5"><text:tab/></text:span><text:span text:style-name="T13">R</text:span><text:span text:style-name="T12">F</text:span><text:span text:style-name="T13">-</text:span><text:span text:style-name="T12">1</text:span><text:span text:style-name="T13">.</text:span><text:span text:style-name="T17">2</text:span><text:span text:style-name="T13">. </text:span><text:span text:style-name="T9">La aplicación permitirá añadir items al inventario</text:span></text:p>
      <text:p text:style-name="P44"><text:tab/></text:p>
      <text:p text:style-name="P23"><text:span text:style-name="T9"><text:tab/></text:span><text:span text:style-name="T13">R</text:span><text:span text:style-name="T12">F</text:span><text:span text:style-name="T13">-</text:span><text:span text:style-name="T12">1</text:span><text:span text:style-name="T13">.</text:span><text:span text:style-name="T17">3</text:span><text:span text:style-name="T13">. </text:span><text:span text:style-name="T9">La aplicación permitirá buscar items en el inventario</text:span></text:p>
      <text:p text:style-name="P44"><text:tab/></text:p>
      <text:p text:style-name="P23"><text:span text:style-name="T13"><text:tab/>R</text:span><text:span text:style-name="T12">F</text:span><text:span text:style-name="T13">-</text:span><text:span text:style-name="T12">1</text:span><text:span text:style-name="T13">.</text:span><text:span text:style-name="T17">4</text:span><text:span text:style-name="T13">. </text:span><text:span text:style-name="T9">La aplicación permitirá modificar items en el <text:tab/>inventario</text:span></text:p>
      <text:p text:style-name="P23"><text:tab/></text:p>
      <text:p text:style-name="P23"><text:tab/><text:span text:style-name="T13">R</text:span><text:span text:style-name="T12">F</text:span><text:span text:style-name="T13">-</text:span><text:span text:style-name="T12">1</text:span><text:span text:style-name="T13">.</text:span><text:span text:style-name="T17">5</text:span><text:span text:style-name="T13">. </text:span><text:span text:style-name="T9">La aplicación permitirá eliminar items del inventario</text:span></text:p>
      <text:p text:style-name="P23"/>
      <text:p text:style-name="P48"><text:soft-page-break/>RF-2.<text:span text:style-name="T5"> </text:span><text:span text:style-name="T4">Informes</text:span></text:p>
      <text:p text:style-name="P49"><text:span text:style-name="T11">La aplicación ha de ser capaz d</text:span><text:span text:style-name="T1">e</text:span><text:span text:style-name="T5"> </text:span><text:span text:style-name="T11">generarán informes a partir de los items almacenados en el inventario para ayudar a su clasificación, catalogación y consulta. </text:span></text:p>
      <text:p text:style-name="P49"/>
      <text:p text:style-name="P49"><text:span text:style-name="T5"><text:tab/></text:span><text:span text:style-name="T13">R</text:span><text:span text:style-name="T12">F</text:span><text:span text:style-name="T13">-</text:span><text:span text:style-name="T18">2</text:span><text:span text:style-name="T13">.</text:span><text:span text:style-name="T18">1</text:span><text:span text:style-name="T13">. </text:span><text:span text:style-name="T9">La aplicación permitirá </text:span><text:span text:style-name="T11">crear informes</text:span></text:p>
      <text:p text:style-name="P45"><text:tab/></text:p>
      <text:p text:style-name="P49"><text:span text:style-name="T9"><text:tab/></text:span><text:span text:style-name="T13">R</text:span><text:span text:style-name="T12">F</text:span><text:span text:style-name="T13">-</text:span><text:span text:style-name="T18">2</text:span><text:span text:style-name="T13">.</text:span><text:span text:style-name="T18">2</text:span><text:span text:style-name="T13">. </text:span><text:span text:style-name="T9">La aplicación permitirá </text:span><text:span text:style-name="T11">modificar informes</text:span></text:p>
      <text:p text:style-name="P45"><text:tab/></text:p>
      <text:p text:style-name="P49"><text:span text:style-name="T13"><text:tab/>R</text:span><text:span text:style-name="T12">F</text:span><text:span text:style-name="T13">-</text:span><text:span text:style-name="T18">2</text:span><text:span text:style-name="T17">.</text:span><text:span text:style-name="T18">3</text:span><text:span text:style-name="T13">. </text:span><text:span text:style-name="T9">La aplicación permitirá </text:span><text:span text:style-name="T11">eliminar informes</text:span></text:p>
      <text:p text:style-name="P49"><text:tab/></text:p>
      <text:p text:style-name="P49"><text:tab/><text:span text:style-name="T13">R</text:span><text:span text:style-name="T12">F</text:span><text:span text:style-name="T13">-</text:span><text:span text:style-name="T18">2</text:span><text:span text:style-name="T13">.</text:span><text:span text:style-name="T18">4</text:span><text:span text:style-name="T13">. </text:span><text:span text:style-name="T9">La aplicación permitirá </text:span><text:span text:style-name="T11">consultar informes</text:span></text:p>
      <text:p text:style-name="P49"><text:span text:style-name="T10"/></text:p>
      <text:p text:style-name="P26"/>
      <text:p text:style-name="P2">REQUISITOS DE INFORMACIÓN </text:p>
      <text:p text:style-name="P26">Capa de negocio:OSL</text:p>
      <text:p text:style-name="P16"/>
      <text:p text:style-name="P6">RI-<text:span text:style-name="T30">3</text:span>. <text:span text:style-name="T2">Recogida</text:span></text:p>
      <text:p text:style-name="P13"><text:span text:style-name="T1">Descripción de </text:span><text:span text:style-name="T2">la entidad que se encarga de almacenar los datos de las recogidas de elementos para el inventario.</text:span></text:p>
      <text:p text:style-name="P39">Contenido</text:p>
      <text:p text:style-name="P28">Fecha, nombre, apellidos, centro, departamento, teléfono, dirección, código de recogida, elemento, modelo, cantidad, estado, <text:s/>todo recogido, fecha recogida, responsable, recogida avisada, cantidad recogida, cantidad para tirar.</text:p>
      <text:p text:style-name="P16"/>
      <text:p text:style-name="P6">RI-<text:span text:style-name="T30">4</text:span>. <text:span text:style-name="T2">Solicitud Recogida</text:span></text:p>
      <text:p text:style-name="P13"><text:span text:style-name="T1">Descripción de </text:span><text:span text:style-name="T2">los datos necesario para el proceso de solicitar una recogida de material.</text:span></text:p>
      <text:p text:style-name="P39">Contenido</text:p>
      <text:p text:style-name="P28">Fecha, nombre, apellidos, organización o centro. </text:p>
      <text:p text:style-name="P16"/>
      <text:p text:style-name="P16"/>
      <text:p text:style-name="P7"><text:soft-page-break/>RI-<text:span text:style-name="T30">5</text:span>. <text:span text:style-name="T24">Informe de</text:span><text:span text:style-name="T2"> Recogida</text:span></text:p>
      <text:p text:style-name="P14"><text:span text:style-name="T1">Descripción de </text:span><text:span text:style-name="T2">los datos necesario para el proceso de </text:span><text:span text:style-name="T3">generar informes sobre las recogidas realizadas</text:span><text:span text:style-name="T2">. </text:span><text:span text:style-name="T3">Los informes han de ser clasificados según la información que deseamos procesar.</text:span></text:p>
      <text:p text:style-name="P29"/>
      <text:p text:style-name="P14"><text:span text:style-name="T3"><text:tab/></text:span><text:span text:style-name="T13">RI-</text:span><text:span text:style-name="T17">5</text:span><text:span text:style-name="T13">.1. Informe de recogida total</text:span></text:p>
      <text:p text:style-name="P14"><text:span text:style-name="T13"><text:tab/></text:span><text:span text:style-name="T3">Informe de las recogidas realizadas en total.</text:span></text:p>
      <text:p text:style-name="P40"><text:tab/>Contenido</text:p>
      <text:p text:style-name="P29"><text:tab/>Tipo de ítem, de donde proviene el item, recogido, <text:tab/>solicitados, total ítems. </text:p>
      <text:p text:style-name="P29"/>
      <text:p text:style-name="P14"><text:span text:style-name="T3"><text:tab/></text:span><text:span text:style-name="T13">RI-</text:span><text:span text:style-name="T17">5</text:span><text:span text:style-name="T13">.2. Informe de recogida por centro u organización</text:span></text:p>
      <text:p text:style-name="P14"><text:span text:style-name="T13"><text:tab/></text:span><text:span text:style-name="T3">Informe de las recogidas realizadas en los diversos centros u <text:tab/>organizaciones.</text:span><text:span text:style-name="T13"> </text:span></text:p>
      <text:p text:style-name="P40"><text:tab/>Contenido</text:p>
      <text:p text:style-name="P17"><text:span text:style-name="T1"><text:tab/></text:span><text:span text:style-name="T3">Centro u organización, ítems recogidos, ítems solicitados, <text:tab/>ítems</text:span><text:span text:style-name="T1"> </text:span><text:span text:style-name="T3">reciclados, ítems no reciclados. </text:span></text:p>
      <text:p text:style-name="P17"/>
      <text:p text:style-name="P17"><text:span text:style-name="T3"><text:tab/></text:span><text:span text:style-name="T13">RI-</text:span><text:span text:style-name="T17">5</text:span><text:span text:style-name="T13">.3. Informe de recogida por periodo de tiempo</text:span></text:p>
      <text:p text:style-name="P14"><text:span text:style-name="T13"><text:tab/></text:span><text:span text:style-name="T3">Informe de las recogidas realizadas en diversos intervalos de <text:tab/>tiempo. Semanales, mensuales, trimestrales, anuales. </text:span></text:p>
      <text:p text:style-name="P40"><text:tab/>Contenido</text:p>
      <text:p text:style-name="P18"><text:span text:style-name="T3"><text:tab/>Intervalo de tiempo, ítems recogidos, ítems solicitados, <text:tab/>ítems reciclados, ítems no reciclados</text:span><text:span text:style-name="T4">. </text:span></text:p>
      <text:p text:style-name="P18"/>
      <text:p text:style-name="P8">RI-<text:span text:style-name="T30">6.</text:span> <text:span text:style-name="T4">Donación</text:span></text:p>
      <text:p text:style-name="P15"><text:span text:style-name="T1">Descripción de </text:span><text:span text:style-name="T2">la entidad que se encarga de almacenar los datos de las </text:span><text:span text:style-name="T4">donaciones</text:span><text:span text:style-name="T2"> de elementos p</text:span><text:span text:style-name="T4">or parte de la oficina. </text:span></text:p>
      <text:p text:style-name="P41">Contenido</text:p>
      <text:p text:style-name="P18"><text:span text:style-name="T1">Fecha, nombre, apellidos, </text:span><text:span text:style-name="T4">dni</text:span><text:span text:style-name="T1">, teléfono, dirección, código de </text:span><text:span text:style-name="T4">donación</text:span><text:span text:style-name="T1">, elemento, modelo, cantidad, estado, <text:s/></text:span><text:span text:style-name="T4">descripción. </text:span><text:span text:style-name="T3"><text:s/></text:span></text:p>
      <text:p text:style-name="P16"/>
      <text:p text:style-name="P16"/>
      <text:p text:style-name="P16"/>
      <text:p text:style-name="P3"><text:soft-page-break/>REQUISITOS FUNCIONALES<text:span text:style-name="T6"><text:tab/> <text:s/></text:span></text:p>
      <text:p text:style-name="P19"/>
      <text:p text:style-name="P9">R<text:span text:style-name="T25">F</text:span>-<text:span text:style-name="T26">2</text:span>. <text:span text:style-name="T4">Gestión de </text:span><text:span text:style-name="T7">recogidas</text:span></text:p>
      <text:p text:style-name="P19"><text:span text:style-name="T1"><text:tab/></text:span><text:span text:style-name="T13">R</text:span><text:span text:style-name="T12">F</text:span><text:span text:style-name="T13">-</text:span><text:span text:style-name="T14">2</text:span><text:span text:style-name="T13">.</text:span><text:span text:style-name="T14">1</text:span><text:span text:style-name="T13">. </text:span><text:span text:style-name="T1">La aplicación nos permitirá llevar un control de las </text:span></text:p>
      <text:p text:style-name="P19"><text:span text:style-name="T1"><text:tab/>personas u organismos que soliciten donar material para el <text:tab/>inventario</text:span><text:span text:style-name="T5">. </text:span></text:p>
      <text:p text:style-name="P19"/>
      <text:p text:style-name="P26"><text:tab/><text:tab/><text:span text:style-name="T13">R</text:span><text:span text:style-name="T15">F</text:span><text:span text:style-name="T13">-</text:span><text:span text:style-name="T12">2</text:span><text:span text:style-name="T13">.</text:span><text:span text:style-name="T12">1</text:span><text:span text:style-name="T13">.</text:span><text:span text:style-name="T12">1</text:span><text:span text:style-name="T13"> </text:span><text:span text:style-name="T4">S</text:span><text:span text:style-name="T6">e llevará un control de la procedencia de los <text:tab/><text:tab/>items a añadir al inventario procedentes de recogidas.</text:span></text:p>
      <text:p text:style-name="P46"/>
      <text:p text:style-name="P20"><text:span text:style-name="T5"><text:tab/><text:tab/></text:span><text:span text:style-name="T13">R</text:span><text:span text:style-name="T12">F</text:span><text:span text:style-name="T13">-</text:span><text:span text:style-name="T14">2</text:span><text:span text:style-name="T13">.</text:span><text:span text:style-name="T14">1</text:span><text:span text:style-name="T13">.</text:span><text:span text:style-name="T17">2</text:span><text:span text:style-name="T13"> </text:span><text:span text:style-name="T5">Es necesario mantener una lista con las <text:tab/><text:tab/><text:tab/>distintas organizaciones.</text:span></text:p>
      <text:p text:style-name="P33"/>
      <text:p text:style-name="P20"><text:span text:style-name="T5"><text:tab/><text:tab/></text:span><text:span text:style-name="T13">R</text:span><text:span text:style-name="T12">F</text:span><text:span text:style-name="T13">-</text:span><text:span text:style-name="T14">2</text:span><text:span text:style-name="T13">.</text:span><text:span text:style-name="T14">1</text:span><text:span text:style-name="T13">.</text:span><text:span text:style-name="T17">3</text:span><text:span text:style-name="T13"> </text:span><text:span text:style-name="T5">Es necesario almacenar los datos rela</text:span><text:span text:style-name="T6">tivos a las <text:tab/><text:tab/>recogidas</text:span></text:p>
      <text:p text:style-name="P35"><text:tab/></text:p>
      <text:p text:style-name="P24"><text:span text:style-name="T6"><text:tab/></text:span><text:span text:style-name="T13">R</text:span><text:span text:style-name="T15">F</text:span><text:span text:style-name="T13">-</text:span><text:span text:style-name="T12">2</text:span><text:span text:style-name="T13">.</text:span><text:span text:style-name="T12">2</text:span><text:span text:style-name="T13">. </text:span><text:span text:style-name="T4">La aplicación permitirá </text:span><text:span text:style-name="T1">a los usuarios u <text:tab/>organizaciones solicitar recogida</text:span><text:span text:style-name="T8">s</text:span><text:span text:style-name="T1"> de material. </text:span></text:p>
      <text:p text:style-name="P37"/>
      <text:p text:style-name="P25"><text:span text:style-name="T1"><text:tab/><text:tab/></text:span><text:span text:style-name="T13">R</text:span><text:span text:style-name="T15">F</text:span><text:span text:style-name="T13">-</text:span><text:span text:style-name="T12">2</text:span><text:span text:style-name="T13">.</text:span><text:span text:style-name="T16">2</text:span><text:span text:style-name="T13">.</text:span><text:span text:style-name="T16">1</text:span><text:span text:style-name="T13"> </text:span><text:span text:style-name="T5">Es necesario </text:span><text:span text:style-name="T8">generar y facilitar códigos de <text:tab/><text:tab/><text:tab/>identificación para las recogidas</text:span></text:p>
      <text:p text:style-name="P36"><text:tab/><text:tab/></text:p>
      <text:p text:style-name="P21"/>
      <text:p text:style-name="P21"/>
      <text:p text:style-name="P21"/>
      <text:p text:style-name="P21"/>
      <text:p text:style-name="P30"/>
      <text:p text:style-name="P9">R<text:span text:style-name="T25">F</text:span>-<text:span text:style-name="T26">3</text:span>. <text:span text:style-name="T4">Gestión de </text:span><text:span text:style-name="T8">donaciones</text:span></text:p>
      <text:p text:style-name="P9"/>
      <text:p text:style-name="P10"><text:tab/><text:span text:style-name="T3">R</text:span><text:span text:style-name="T4">F</text:span><text:span text:style-name="T3">-</text:span><text:span text:style-name="T8">3</text:span><text:span text:style-name="T3">.</text:span><text:span text:style-name="T7">1</text:span><text:span text:style-name="T3">. </text:span><text:span text:style-name="T21">La aplicación nos permitirá llevar un control de las </text:span></text:p>
      <text:p text:style-name="P22"><text:span text:style-name="T1"><text:tab/>personas u organismos </text:span><text:span text:style-name="T8">a las </text:span><text:span text:style-name="T1">que </text:span><text:span text:style-name="T8">se le entregue </text:span><text:span text:style-name="T1">material <text:tab/></text:span><text:span text:style-name="T8">d</text:span><text:span text:style-name="T1">el inventario</text:span><text:span text:style-name="T5">.</text:span></text:p>
      <text:p text:style-name="P34"><text:s/></text:p>
      <text:p text:style-name="P9"><text:soft-page-break/><text:span text:style-name="T7"><text:tab/><text:tab/></text:span><text:span text:style-name="T3">R</text:span><text:span text:style-name="T4">F</text:span><text:span text:style-name="T3">-</text:span><text:span text:style-name="T8">3</text:span><text:span text:style-name="T3">.</text:span><text:span text:style-name="T8">1</text:span><text:span text:style-name="T3">.</text:span><text:span text:style-name="T8">1</text:span><text:span text:style-name="T3"> </text:span><text:span text:style-name="T19">Es necesario almacenar los datos rela</text:span><text:span text:style-name="T20">tivos a las <text:tab/><text:tab/>donaciones</text:span></text:p>
      <text:p text:style-name="P9"/>
      <text:p text:style-name="P12"><text:span text:style-name="T20"><text:tab/><text:tab/></text:span><text:span text:style-name="T3">R</text:span><text:span text:style-name="T4">F</text:span><text:span text:style-name="T3">-</text:span><text:span text:style-name="T1">3</text:span><text:span text:style-name="T3">.</text:span><text:span text:style-name="T1">1</text:span><text:span text:style-name="T3">.</text:span><text:span text:style-name="T1">2</text:span><text:span text:style-name="T3"> </text:span><text:span text:style-name="T21">S</text:span><text:span text:style-name="T20">e llevará un control de los items que han <text:tab/><text:tab/><text:tab/>salido del almacén debido a donaciones. </text:span></text:p>
      <text:p text:style-name="P46"/>
      <text:p text:style-name="P9"/>
      <text:p text:style-name="P10"><text:span text:style-name="T20"><text:tab/></text:span><text:span text:style-name="T3">R</text:span><text:span text:style-name="T4">F</text:span><text:span text:style-name="T3">-</text:span><text:span text:style-name="T8">3</text:span><text:span text:style-name="T3">.</text:span><text:span text:style-name="T7">2</text:span><text:span text:style-name="T3">. </text:span><text:span text:style-name="T21">La aplicación permitirá </text:span><text:span text:style-name="T22">a los usuarios u <text:tab/>organizaciones solicitar </text:span><text:span text:style-name="T23">donaciones</text:span><text:span text:style-name="T22"> de material. </text:span></text:p>
      <text:p text:style-name="P38"><text:tab/><text:tab/></text:p>
      <text:p text:style-name="P10"><text:span text:style-name="T22"><text:tab/><text:tab/></text:span><text:span text:style-name="T3">R</text:span><text:span text:style-name="T4">F</text:span><text:span text:style-name="T3">-</text:span><text:span text:style-name="T8">3</text:span><text:span text:style-name="T3">.</text:span><text:span text:style-name="T8">2</text:span><text:span text:style-name="T3">.</text:span><text:span text:style-name="T8">1</text:span><text:span text:style-name="T3"> </text:span><text:span text:style-name="T19">Es necesario </text:span><text:span text:style-name="T23">generar y facilitar códigos de <text:tab/>identificación para las donaciones.</text:span></text:p>
      <text:p text:style-name="P10"/>
      <text:p text:style-name="P42">RF-<text:span text:style-name="T29">4</text:span>. Gestión de <text:span text:style-name="T29">informes</text:span></text:p>
      <text:p text:style-name="P42"/>
      <text:p text:style-name="P42"><text:tab/><text:span text:style-name="T24">R</text:span>F<text:span text:style-name="T24">-4.1. </text:span><text:span text:style-name="T27">La aplicación nos permitirá </text:span><text:span text:style-name="T28">generar informes sobre el estado del inventario, el proceso de recogida y el proceso de donación.</text:span></text:p>
      <text:p text:style-name="P31"><text:s/></text:p>
      <text:p text:style-name="P22"><text:span text:style-name="T1"><text:tab/>personas u organismos </text:span><text:span text:style-name="T8">a las </text:span><text:span text:style-name="T1">que </text:span><text:span text:style-name="T8">se le entregue </text:span><text:span text:style-name="T1">material <text:tab/></text:span><text:span text:style-name="T8">d</text:span><text:span text:style-name="T1">el inventario</text:span><text:span text:style-name="T5">.</text:span></text:p>
      <text:p text:style-name="P22"/>
      <text:p text:style-name="P12">RF-5. Gestión material reciclado</text:p>
      <text:p text:style-name="P12"><text:tab/><text:span text:style-name="T3">R</text:span><text:span text:style-name="T4">F</text:span><text:span text:style-name="T3">-</text:span><text:span text:style-name="T1">5</text:span><text:span text:style-name="T3">.</text:span><text:span text:style-name="T1">1</text:span><text:span text:style-name="T3">. </text:span><text:span text:style-name="T21">S</text:span><text:span text:style-name="T20">e llevará un control de los items que han salido del <text:tab/>almacén debido a reciclado.</text:span></text:p>
      <text:p text:style-name="P23"/>
      <text:p text:style-name="P23"><text:span text:style-name="T6"><text:tab/></text:span><text:span text:style-name="T13">R</text:span><text:span text:style-name="T12">F</text:span><text:span text:style-name="T13">-</text:span><text:span text:style-name="T17">5</text:span><text:span text:style-name="T13">.</text:span><text:span text:style-name="T17">2</text:span><text:span text:style-name="T13">. </text:span><text:span text:style-name="T1">S</text:span><text:span text:style-name="T6">e llevará un control de los items que han salido del <text:tab/>almacén <text:s/>debido a no reciclado. <text:s text:c="3"/></text:span></text:p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3T12:00:18.063446240</meta:creation-date>
    <dc:date>2016-02-08T11:46:38.484610199</dc:date>
    <meta:editing-duration>PT10M26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5" meta:paragraph-count="83" meta:word-count="658" meta:character-count="4654" meta:non-whitespace-character-count="3948"/>
  </office:meta>
</office:document-meta>
</file>